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41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5.31mm"/>
    </style:style>
    <style:style style:name="co5" style:family="table-column">
      <style:table-column-properties fo:break-before="auto" style:column-width="11.69mm"/>
    </style:style>
    <style:style style:name="co6" style:family="table-column">
      <style:table-column-properties fo:break-before="auto" style:column-width="74.15mm"/>
    </style:style>
    <style:style style:name="co7" style:family="table-column">
      <style:table-column-properties fo:break-before="auto" style:column-width="36.76mm"/>
    </style:style>
    <style:style style:name="co8" style:family="table-column">
      <style:table-column-properties fo:break-before="auto" style:column-width="19.33mm"/>
    </style:style>
    <style:style style:name="co9" style:family="table-column">
      <style:table-column-properties fo:break-before="auto" style:column-width="19.88mm"/>
    </style:style>
    <style:style style:name="co10" style:family="table-column">
      <style:table-column-properties fo:break-before="auto" style:column-width="17.97mm"/>
    </style:style>
    <style:style style:name="co11" style:family="table-column">
      <style:table-column-properties fo:break-before="auto" style:column-width="22.05mm"/>
    </style:style>
    <style:style style:name="co12" style:family="table-column">
      <style:table-column-properties fo:break-before="auto" style:column-width="21.5mm"/>
    </style:style>
    <style:style style:name="co13" style:family="table-column">
      <style:table-column-properties fo:break-before="auto" style:column-width="19.6mm"/>
    </style:style>
    <style:style style:name="co14" style:family="table-column">
      <style:table-column-properties fo:break-before="auto" style:column-width="21.78mm"/>
    </style:style>
    <style:style style:name="co15" style:family="table-column">
      <style:table-column-properties fo:break-before="auto" style:column-width="20.41mm"/>
    </style:style>
    <style:style style:name="co16" style:family="table-column">
      <style:table-column-properties fo:break-before="auto" style:column-width="22.33mm"/>
    </style:style>
    <style:style style:name="co17" style:family="table-column">
      <style:table-column-properties fo:break-before="auto" style:column-width="20.14mm"/>
    </style:style>
    <style:style style:name="co18" style:family="table-column">
      <style:table-column-properties fo:break-before="auto" style:column-width="23.14mm"/>
    </style:style>
    <style:style style:name="co19" style:family="table-column">
      <style:table-column-properties fo:break-before="auto" style:column-width="16.88mm"/>
    </style:style>
    <style:style style:name="co20" style:family="table-column">
      <style:table-column-properties fo:break-before="auto" style:column-width="17.43mm"/>
    </style:style>
    <style:style style:name="co21" style:family="table-column">
      <style:table-column-properties fo:break-before="auto" style:column-width="18.5mm"/>
    </style:style>
    <style:style style:name="co22" style:family="table-column">
      <style:table-column-properties fo:break-before="auto" style:column-width="15.24mm"/>
    </style:style>
    <style:style style:name="co23" style:family="table-column">
      <style:table-column-properties fo:break-before="auto" style:column-width="19.05mm"/>
    </style:style>
    <style:style style:name="co24" style:family="table-column">
      <style:table-column-properties fo:break-before="auto" style:column-width="14.69mm"/>
    </style:style>
    <style:style style:name="co25" style:family="table-column">
      <style:table-column-properties fo:break-before="auto" style:column-width="16.05mm"/>
    </style:style>
    <style:style style:name="co26" style:family="table-column">
      <style:table-column-properties fo:break-before="auto" style:column-width="21.24mm"/>
    </style:style>
    <style:style style:name="co27" style:family="table-column">
      <style:table-column-properties fo:break-before="auto" style:column-width="28.31mm"/>
    </style:style>
    <style:style style:name="co28" style:family="table-column">
      <style:table-column-properties fo:break-before="auto" style:column-width="31.04mm"/>
    </style:style>
    <style:style style:name="co2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ection_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" table:default-cell-style-name="ce1"/>
        <table:table-column table:style-name="co9" table:default-cell-style-name="ce1"/>
        <table:table-column table:style-name="co8" table:default-cell-style-name="ce1"/>
        <table:table-column table:style-name="co10" table:number-columns-repeated="2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8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4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8" table:default-cell-style-name="ce1"/>
        <table:table-column table:style-name="co10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8" table:default-cell-style-name="ce1"/>
        <table:table-column table:style-name="co25" table:default-cell-style-name="ce1"/>
        <table:table-column table:style-name="co26" table:default-cell-style-name="ce1"/>
        <table:table-column table:style-name="co20" table:default-cell-style-name="ce1"/>
        <table:table-column table:style-name="co27" table:default-cell-style-name="ce1"/>
        <table:table-column table:style-name="co28" table:default-cell-style-name="ce1"/>
        <table:table-column table:style-name="co5" table:number-columns-repeated="2" table:default-cell-style-name="ce1"/>
        <table:table-column table:style-name="co29" table:number-columns-repeated="975" table:default-cell-style-name="ce1"/>
        <table:table-row table:style-name="ro1">
          <table:table-cell office:value-type="string" calcext:value-type="string">
            <text:p>s_no</text:p>
          </table:table-cell>
          <table:table-cell office:value-type="string" calcext:value-type="string">
            <text:p>reg_no</text:p>
          </table:table-cell>
          <table:table-cell office:value-type="string" calcext:value-type="string">
            <text:p>mid_sem_1</text:p>
          </table:table-cell>
          <table:table-cell office:value-type="string" calcext:value-type="string">
            <text:p>re_mid_sem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d_sem</text:p>
          </table:table-cell>
          <table:table-cell office:value-type="string" calcext:value-type="string">
            <text:p>Day_37</text:p>
          </table:table-cell>
          <table:table-cell office:value-type="string" calcext:value-type="string">
            <text:p>Day_36</text:p>
          </table:table-cell>
          <table:table-cell office:value-type="string" calcext:value-type="string">
            <text:p>Day_35</text:p>
          </table:table-cell>
          <table:table-cell office:value-type="string" calcext:value-type="string">
            <text:p>Day_34</text:p>
          </table:table-cell>
          <table:table-cell office:value-type="string" calcext:value-type="string">
            <text:p>Day_33</text:p>
          </table:table-cell>
          <table:table-cell table:number-columns-repeated="2" office:value-type="string" calcext:value-type="string">
            <text:p>Day_32</text:p>
          </table:table-cell>
          <table:table-cell office:value-type="string" calcext:value-type="string">
            <text:p>Day_31</text:p>
          </table:table-cell>
          <table:table-cell office:value-type="string" calcext:value-type="string">
            <text:p>Day_30</text:p>
          </table:table-cell>
          <table:table-cell office:value-type="string" calcext:value-type="string">
            <text:p>Day_29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day_6</text:p>
          </table:table-cell>
          <table:table-cell office:value-type="string" calcext:value-type="string">
            <text:p>day_7</text:p>
          </table:table-cell>
          <table:table-cell office:value-type="string" calcext:value-type="string">
            <text:p>day_8</text:p>
          </table:table-cell>
          <table:table-cell office:value-type="string" calcext:value-type="string">
            <text:p>day_9</text:p>
          </table:table-cell>
          <table:table-cell office:value-type="string" calcext:value-type="string">
            <text:p>day_10</text:p>
          </table:table-cell>
          <table:table-cell office:value-type="string" calcext:value-type="string">
            <text:p>day_11</text:p>
          </table:table-cell>
          <table:table-cell office:value-type="string" calcext:value-type="string">
            <text:p>day_12</text:p>
          </table:table-cell>
          <table:table-cell office:value-type="string" calcext:value-type="string">
            <text:p>day_13</text:p>
          </table:table-cell>
          <table:table-cell office:value-type="string" calcext:value-type="string">
            <text:p>day_14</text:p>
          </table:table-cell>
          <table:table-cell office:value-type="string" calcext:value-type="string">
            <text:p>day_15</text:p>
          </table:table-cell>
          <table:table-cell office:value-type="string" calcext:value-type="string">
            <text:p>day_16</text:p>
          </table:table-cell>
          <table:table-cell office:value-type="string" calcext:value-type="string">
            <text:p>day_17</text:p>
          </table:table-cell>
          <table:table-cell office:value-type="string" calcext:value-type="string">
            <text:p>day_18</text:p>
          </table:table-cell>
          <table:table-cell office:value-type="string" calcext:value-type="string">
            <text:p>day_19</text:p>
          </table:table-cell>
          <table:table-cell office:value-type="string" calcext:value-type="string">
            <text:p>day_20</text:p>
          </table:table-cell>
          <table:table-cell office:value-type="string" calcext:value-type="string">
            <text:p>day_21</text:p>
          </table:table-cell>
          <table:table-cell office:value-type="string" calcext:value-type="string">
            <text:p>day_22</text:p>
          </table:table-cell>
          <table:table-cell office:value-type="string" calcext:value-type="string">
            <text:p>day_23</text:p>
          </table:table-cell>
          <table:table-cell office:value-type="string" calcext:value-type="string">
            <text:p>day_24</text:p>
          </table:table-cell>
          <table:table-cell office:value-type="string" calcext:value-type="string">
            <text:p>day_25</text:p>
          </table:table-cell>
          <table:table-cell office:value-type="string" calcext:value-type="string">
            <text:p>day_26</text:p>
          </table:table-cell>
          <table:table-cell office:value-type="string" calcext:value-type="string">
            <text:p>day_27</text:p>
          </table:table-cell>
          <table:table-cell office:value-type="string" calcext:value-type="string">
            <text:p>day_28</text:p>
          </table:table-cell>
          <table:table-cell office:value-type="string" calcext:value-type="string">
            <text:p>Q1</text:p>
          </table:table-cell>
          <table:table-cell table:style-name="Default"/>
          <table:table-cell table:number-columns-repeated="9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1011003" calcext:value-type="float">
            <text:p>1441011003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KSHAYA KUMAR LOHAR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1011009" calcext:value-type="float">
            <text:p>1441011009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TYAJIT KHATUA</text:p>
          </table:table-cell>
          <table:table-cell office:value-type="float" office:value="12.5" calcext:value-type="float">
            <text:p>12.5</text:p>
          </table:table-cell>
          <table:table-cell table:number-columns-repeated="10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1011010" calcext:value-type="float">
            <text:p>1441011010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SWAJIT SINGHSAMANTA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1011015" calcext:value-type="float">
            <text:p>1441011015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NMAYA NAIK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1011028" calcext:value-type="float">
            <text:p>1441011028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PASWINEE BARIK</text:p>
          </table:table-cell>
          <table:table-cell office:value-type="float" office:value="21.5" calcext:value-type="float">
            <text:p>21.5</text:p>
          </table:table-cell>
          <table:table-cell table:number-columns-repeated="10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1011029" calcext:value-type="float">
            <text:p>14410110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NIDEEPA BOSE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9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1011045" calcext:value-type="float">
            <text:p>144101104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IDHANT PATTNAIK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 table:number-columns-repeated="9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table:number-columns-repeated="9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1011051" calcext:value-type="float">
            <text:p>144101105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MBIT ROUT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9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1011064" calcext:value-type="float">
            <text:p>1441011064</text:p>
          </table:table-cell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URAV BARAL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p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1011069" calcext:value-type="float">
            <text:p>14410110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MYAK GUR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1011078" calcext:value-type="float">
            <text:p>144101107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INASH PANDA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1011105" calcext:value-type="float">
            <text:p>14410111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RAPRASAD ROUT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7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1011128" calcext:value-type="float">
            <text:p>14410111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ITISH RANJAN SAMANTARA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1011140" calcext:value-type="float">
            <text:p>144101114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WIMIN KUMAR PAND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1011144" calcext:value-type="float">
            <text:p>144101114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ISWA BHUSAN RATH</text:p>
          </table:table-cell>
          <table:table-cell office:value-type="float" office:value="17" calcext:value-type="float">
            <text:p>17</text:p>
          </table:table-cell>
          <table:table-cell table:number-columns-repeated="10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1011153" calcext:value-type="float">
            <text:p>144101115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ASANKA SEKHAR SWAIN</text:p>
          </table:table-cell>
          <table:table-cell office:value-type="float" office:value="15" calcext:value-type="float">
            <text:p>15</text:p>
          </table:table-cell>
          <table:table-cell table:number-columns-repeated="10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1011165" calcext:value-type="float">
            <text:p>144101116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MAY KUMAR DEHUR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7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1011185" calcext:value-type="float">
            <text:p>14410111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BYA RANJAN JE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5"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1011198" calcext:value-type="float">
            <text:p>1441011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ABHU NARAYAN PATTANA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1011206" calcext:value-type="float">
            <text:p>1441011206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NIS MINZ</text:p>
          </table:table-cell>
          <table:table-cell office:value-type="float" office:value="7.5" calcext:value-type="float">
            <text:p>7.5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1011214" calcext:value-type="float">
            <text:p>14410112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DRA PRASAD MALL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71076001" calcext:value-type="float">
            <text:p>14710760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HIPSA NANDA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71076002" calcext:value-type="float">
            <text:p>1471076002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YA KARMAKAR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8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71076006" calcext:value-type="float">
            <text:p>147107600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REE NANDAN SAHOO</text:p>
          </table:table-cell>
          <table:table-cell office:value-type="float" office:value="22" calcext:value-type="float">
            <text:p>22</text:p>
          </table:table-cell>
          <table:table-cell table:number-columns-repeated="10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table:number-columns-repeated="97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71076007" calcext:value-type="float">
            <text:p>147107600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HIT PATE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number-columns-repeated="9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71076008" calcext:value-type="float">
            <text:p>1471076008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AR KUMAR SINGH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71076012" calcext:value-type="float">
            <text:p>1471076012</text:p>
          </table:table-cell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NISH NATH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71076019" calcext:value-type="float">
            <text:p>147107601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BDEEP PATNAIK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71076022" calcext:value-type="float">
            <text:p>14710760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NALIRANI PADHIARI</text:p>
          </table:table-cell>
          <table:table-cell office:value-type="float" office:value="14" calcext:value-type="float">
            <text:p>14</text:p>
          </table:table-cell>
          <table:table-cell table:number-columns-repeated="10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71086004" calcext:value-type="float">
            <text:p>147108600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IT KUMAR JENA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71086005" calcext:value-type="float">
            <text:p>1471086005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UMYA RANJAN MOHANTY</text:p>
          </table:table-cell>
          <table:table-cell office:value-type="float" office:value="6.5" calcext:value-type="float">
            <text:p>6.5</text:p>
          </table:table-cell>
          <table:table-cell table:number-columns-repeated="10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71086007" calcext:value-type="float">
            <text:p>147108600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BUN KUMAR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1011067" calcext:value-type="float">
            <text:p>1441011067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ATYUSH PRASH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7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1011094" calcext:value-type="float">
            <text:p>1441011094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TYAJIT PRADHAN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1011102" calcext:value-type="float">
            <text:p>1441011102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UNENDU GAJENDRA MOHAPATR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97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1011172" calcext:value-type="float">
            <text:p>144101117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TTISH KUMAR TRIPATH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1011205" calcext:value-type="float">
            <text:p>1441011205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AVEEN HEMBROM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p</text:p>
          </table:table-cell>
          <table:table-cell table:number-columns-repeated="6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table:number-columns-repeated="6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1011211" calcext:value-type="float">
            <text:p>1441011211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D SABIR AL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8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1011215" calcext:value-type="float">
            <text:p>14410112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KIT KUMAR MALL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7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1011216" calcext:value-type="float">
            <text:p>1441011216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SWA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1011204" calcext:value-type="float">
            <text:p>1441011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ANTANU KUMAR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7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1011196" calcext:value-type="float">
            <text:p>144101119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SHWINI ANAND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7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41011135" calcext:value-type="float">
            <text:p>134101113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ABYASACHI DASH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7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1011041" calcext:value-type="float">
            <text:p>1441011041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ANMENJAYA SAHO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7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71076011" calcext:value-type="float">
            <text:p>1471076011</text:p>
          </table:table-cell>
          <table:table-cell office:value-type="float" office:value="3.5" calcext:value-type="float">
            <text:p>3.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HABAZ KHAN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7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71076020" calcext:value-type="float">
            <text:p>14710760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UBHAMSHREE SOUMYADARSHI MALLIK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7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1011218" calcext:value-type="float">
            <text:p>1441011218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HANTANU JANA</text:p>
          </table:table-cell>
          <table:table-cell table:number-columns-repeated="11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7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1011212" calcext:value-type="float">
            <text:p>14410112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D ARMAN KHA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7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1011207" calcext:value-type="float">
            <text:p>1441011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DDHADEV TUD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7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ection_c.A1:section_c.AU5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00/00/0000</text:date>, <text:time style:data-style-name="N2" text:time-value="09:47:55.7599965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1T09:51:42.228906858</dc:date>
    <meta:editing-duration>PT6H11M2S</meta:editing-duration>
    <meta:editing-cycles>57</meta:editing-cycles>
    <meta:generator>LibreOffice/5.1.4.2$Linux_X86_64 LibreOffice_project/10m0$Build-2</meta:generator>
    <meta:document-statistic meta:table-count="1" meta:cell-count="2350" meta:object-count="0"/>
  </office:meta>
</office:document-meta>
</file>